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>ELEC4630 – Image Processing and Computer Vision</text:p>
      <text:p text:style-name="P2"/>
      <text:p text:style-name="P2">Number plate location and identification assignment</text:p>
      <text:p text:style-name="P2"/>
      <text:p text:style-name="P2">Spencer Walker-Fooks</text:p>
      <text:p text:style-name="P2"/>
      <text:p text:style-name="P2">42638243</text:p>
      <text:p text:style-name="P2"/>
      <text:p text:style-name="P2">Due 27/03/2015</text:p>
      <text:p text:style-name="P2"/>
      <text:p text:style-name="Standard"/>
      <text:p text:style-name="P3">Task 1:</text:p>
      <text:p text:style-name="Standard">Automatically locate the number plate in the following image. (Available in cars.zip from Blackboard). You may try a 2D cross-correlation with a template matching the plate border, but you will probably need to ‘chamfer’ the template by convolving with a Gaussian or some other blurring function. You’ll also need a good edge detector such as the Canny Edge detector. Test your method on other example car images from cars.zip.</text:p>
      <text:p text:style-name="Standard"/>
      <text:p text:style-name="Standard">Attempt 1:</text:p>
      <text:p text:style-name="Standard">Locate the number plates using Viola Jones training, however this initial attempt never proved successful due to the low number of photos of number plates, producing a massive number of false positives. <text:s/>This solution could end up being highly successful if a massive number of images of number plates could be aquired and provided with a “Region of Interest”, and a larger range of negative images than time allowed the acquisition of in this c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pencer Walker-Fooks</meta:initial-creator>
    <meta:creation-date>2015-03-10T13:02:23.69</meta:creation-date>
    <dc:date>2015-03-16T10:59:35.12</dc:date>
    <dc:creator>Spencer Walker-Fooks</dc:creator>
    <meta:editing-duration>PT10H43M36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2" meta:paragraph-count="9" meta:word-count="166" meta:character-count="1033"/>
  </office:meta>
</office:document-meta>
</file>